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25-01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24-01-2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23-01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22-01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21-01-27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20-01-27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19-01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18-01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17-01-1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1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8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8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8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8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8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8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8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7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7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7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4402</text:p>
          </table:table-cell>
          <table:table-cell office:value-type="string" calcext:value-type="string">
            <text:p>Agua Nueva Quad</text:p>
          </table:table-cell>
          <table:table-cell office:value-type="string" calcext:value-type="string">
            <text:p>196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